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10.676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766cm" fo:min-width="2.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11.836cm" fo:min-width="16.666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2.946cm" fo:min-width="8.538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5.232cm" fo:min-width="8.538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2.946cm" fo:min-width="5.744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6.502cm" fo:min-width="8.538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04cm"/>
      <style:paragraph-properties style:writing-mode="lr-tb"/>
    </style:style>
    <style:style style:name="gr17" style:family="graphic" style:parent-style-name="objectwithoutfill">
      <style:graphic-properties svg:stroke-width="0.106cm" svg:stroke-color="#c921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926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7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>
      <style:graphic-properties fo:min-height="8.885cm"/>
      <style:paragraph-properties style:writing-mode="lr-tb"/>
    </style:style>
    <style:style style:name="pr11" style:family="presentation" style:parent-style-name="Impress1-outline1" style:list-style-name="L3">
      <style:graphic-properties draw:textarea-vertical-align="middle" fo:min-height="8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 style:font-size-asian="28pt" style:font-size-complex="2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0000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24pt" style:font-size-asian="22pt" style:font-size-complex="22pt"/>
    </style:style>
    <style:style style:name="P13" style:family="paragraph">
      <style:paragraph-properties style:writing-mode="lr-tb"/>
      <style:text-properties fo:font-size="26pt" style:font-size-asian="22pt" style:font-size-complex="22pt"/>
    </style:style>
    <style:style style:name="P14" style:family="paragraph">
      <style:paragraph-properties fo:margin-left="0cm" fo:margin-right="0cm" fo:margin-top="0cm" fo:margin-bottom="0.374cm" fo:text-indent="0cm"/>
    </style:style>
    <style:style style:name="P15" style:family="paragraph">
      <style:paragraph-properties fo:margin-left="0cm" fo:margin-right="0cm" fo:margin-top="0cm" fo:margin-bottom="0.374cm" fo:text-indent="0cm" style:writing-mode="lr-tb"/>
    </style:style>
    <style:style style:name="P16" style:family="paragraph">
      <style:paragraph-properties style:writing-mode="lr-tb"/>
      <style:text-properties fo:font-size="26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fo:font-size="40pt" fo:font-weight="bold" style:font-size-asian="54pt" style:font-size-complex="54pt"/>
    </style:style>
    <style:style style:name="P18" style:family="paragraph">
      <style:paragraph-properties style:writing-mode="lr-tb"/>
      <style:text-properties fo:font-size="20pt" style:font-size-asian="16pt" style:font-size-complex="16pt"/>
    </style:style>
    <style:style style:name="P19" style:family="paragraph">
      <style:paragraph-properties fo:margin-left="0cm" fo:margin-right="0cm" fo:margin-top="0cm" fo:margin-bottom="0.3cm" fo:text-indent="0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22pt" style:font-size-asian="28pt" style:font-size-complex="28pt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font-size="40pt" style:font-size-asian="54pt" style:font-size-complex="54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color="#000000"/>
    </style:style>
    <style:style style:name="T8" style:family="text">
      <style:text-properties fo:color="#ff8000"/>
    </style:style>
    <style:style style:name="T9" style:family="text">
      <style:text-properties fo:color="#00a933"/>
    </style:style>
    <style:style style:name="T10" style:family="text">
      <style:text-properties fo:color="#c9211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6pt" style:font-size-asian="22pt" style:font-size-complex="22pt"/>
    </style:style>
    <style:style style:name="T13" style:family="text">
      <style:text-properties fo:font-size="26pt" fo:font-weight="bold" style:font-size-asian="24pt" style:font-weight-asian="bold" style:font-size-complex="24pt" style:font-weight-complex="bold"/>
    </style:style>
    <style:style style:name="T14" style:family="text">
      <style:text-properties fo:font-size="22pt" style:font-size-asian="20pt" style:font-size-complex="2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40pt" fo:font-weight="bold" style:font-size-asian="54pt" style:font-size-complex="54pt"/>
    </style:style>
    <style:style style:name="T17" style:family="text">
      <style:text-properties fo:font-size="20pt" style:font-size-asian="16pt" style:font-size-complex="16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20pt" fo:font-style="italic" style:font-size-asian="16pt" style:font-style-asian="italic" style:font-size-complex="16pt" style:font-style-complex="italic"/>
    </style:style>
    <style:style style:name="T21" style:family="text">
      <style:text-properties fo:color="#333333" style:text-outline="false" style:text-line-through-style="none" style:text-line-through-type="none" style:font-name="Noto Sans Regular4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2" style:family="text">
      <style:text-properties fo:color="#c9211e" style:text-outline="false" style:text-line-through-style="none" style:text-line-through-type="none" style:font-name="Noto Sans Regular4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3" style:family="text">
      <style:text-properties fo:font-size="24pt" fo:font-style="italic" style:font-size-asian="22pt" style:font-style-asian="italic" style:font-size-complex="22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Day 3</text:p>
          </draw:text-box>
        </draw:frame>
        <draw:frame presentation:style-name="pr2" draw:text-style-name="P2" draw:layer="layout" svg:width="23.8cm" svg:height="2.047cm" svg:x="2.2cm" svg:y="12.3cm" presentation:class="subtitle">
          <draw:text-box>
            <text:p><text:span text:style-name="T1">Control-Flow, </text:span><text:span text:style-name="T1">Functions, </text:span><text:span text:style-name="T1">Good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Recap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Booleans &amp; Formal logic</text:p>
              </text:list-item>
              <text:list-item>
                <text:p>Lists</text:p>
              </text:list-item>
              <text:list-item>
                <text:p>For and While Loops – Rosalind </text:p>
              </text:list-item>
              <text:list-item>
                <text:p>If Statements – Rosalind exercises</text:p>
              </text:list-item>
              <text:list-item>
                <text:p>Dictionaries</text:p>
              </text:list-item>
              <text:list-item>
                <text:p>List comprehensions</text:p>
              </text:list-item>
              <text:list-item>
                <text:p>Be careful with mutables and assignment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Today’s menu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Practice exercises from yesterday / on Rosalind</text:p>
              </text:list-item>
              <text:list-item>
                <text:p>Functions: Is your code functional? And does it function?</text:p>
              </text:list-item>
              <text:list-item>
                <text:p>Concepts of control-flow &amp; Good code: Or at least not bad.</text:p>
              </text:list-item>
              <text:list-item>
                <text:p>Documentation: No, cursing in the comments doesn’t count.</text:p>
              </text:list-item>
              <text:list-item>
                <text:p>Problem solving 101: Now with 10% more strateg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But first: Exercises to recap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Write a script that takes a number and prints the sum of the squares of all integers less than that number.<text:line-break/>(Example for 5: 4**2 + 3**2 + 2**2 + 1**2 = 30)<text:line-break/>Bonus points for doing it in one line.</text:p>
              </text:list-item>
              <text:list-item>
                <text:p>Write a script that checks if there are lowercase characters in a string. Then print only the lowercase characters in the str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Function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2">Can be seen as mini-programs</text:span></text:p>
            <text:p><text:span text:style-name="T2">Used to chop program into logical units</text:span></text:p>
            <text:p><text:span text:style-name="T2">Offer defined inputs and outputs</text:span></text:p>
            <text:p><text:span text:style-name="T2">Functions can call other functions</text:span></text:p>
            <text:p><text:span text:style-name="T2">Functions can call themselves (recursion)</text:span></text:p>
          </draw:text-box>
        </draw:frame>
        <draw:frame draw:style-name="gr2" draw:text-style-name="P4" draw:layer="layout" svg:width="14.732cm" svg:height="2.855cm" svg:x="1.524cm" svg:y="12.131cm">
          <draw:text-box>
            <text:p><text:span text:style-name="T3">def function(input1, </text:span><text:span text:style-name="T3">input2):</text:span></text:p>
            <text:p><text:span text:style-name="T3"><text:tab/></text:span><text:span text:style-name="T3">do_stuff</text:span></text:p>
            <text:p><text:span text:style-name="T3"><text:tab/></text:span><text:span text:style-name="T3">return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4">Write a function that calculates the mean of a list of numbers.</text:span></text:p>
              </text:list-item>
              <text:list-item>
                <text:p><text:span text:style-name="T4">Write a function that returns a string input in inversed case.</text:span></text:p>
              </text:list-item>
              <text:list-item>
                <text:p><text:span text:style-name="T4">Write a function that calculates the factorial of any number. </text:span><text:span text:style-name="T4"><text:line-break/></text:span><text:span text:style-name="T4">(The factorial of n equals (1 * 2 * … * n-1 * 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</text:p>
          </draw:text-box>
        </draw:frame>
        <draw:custom-shape draw:style-name="gr3" draw:text-style-name="P5" draw:layer="layout" svg:width="11.176cm" svg:height="5.334cm" svg:x="9.144cm" svg:y="6.096cm">
          <text:p text:style-name="P5"><text:span text:style-name="T5">Fun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302cm" svg:height="2.032cm" svg:x="7.874cm" svg:y="6.858cm">
          <text:p text:style-name="P5">Input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302cm" svg:height="2.032cm" svg:x="7.874cm" svg:y="8.89cm">
          <text:p text:style-name="P5">Input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302cm" svg:height="2.032cm" svg:x="18.796cm" svg:y="7.874cm">
          <text:p text:style-name="P5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9.398cm" svg:height="1.195cm" svg:x="8.382cm" svg:y="3.81cm">
          <draw:text-box>
            <text:p text:style-name="P7"><text:span text:style-name="T6">Here be drag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</text:p>
          </draw:text-box>
        </draw:frame>
        <draw:custom-shape draw:style-name="gr6" draw:text-style-name="P9" draw:layer="layout" svg:width="17.272cm" svg:height="12.192cm" svg:x="2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9.78cm" svg:y="3.556cm">
          <draw:text-box>
            <text:p><text:span text:style-name="T6">Main program</text:span></text:p>
          </draw:text-box>
        </draw:frame>
        <draw:custom-shape draw:style-name="gr7" draw:text-style-name="P9" draw:layer="layout" svg:width="9.144cm" svg:height="3.302cm" svg:x="2.762cm" svg:y="4.82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2.414cm" svg:y="5.588cm">
          <draw:text-box>
            <text:p><text:span text:style-name="T6">Function 1</text:span></text:p>
          </draw:text-box>
        </draw:frame>
        <draw:custom-shape draw:style-name="gr8" draw:text-style-name="P9" draw:layer="layout" svg:width="9.144cm" svg:height="5.588cm" svg:x="2.762cm" svg:y="8.63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2.414cm" svg:y="9.906cm">
          <draw:text-box>
            <text:p><text:span text:style-name="T6">Function 2</text:span></text:p>
          </draw:text-box>
        </draw:frame>
        <draw:custom-shape draw:style-name="gr9" draw:text-style-name="P9" draw:layer="layout" svg:width="6.35cm" svg:height="3.302cm" svg:x="3.27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9.874cm" svg:y="11.251cm">
          <draw:text-box>
            <text:p><text:span text:style-name="T6">Function 2.1</text:span></text:p>
          </draw:text-box>
        </draw:frame>
        <draw:frame draw:style-name="gr10" draw:text-style-name="P10" draw:layer="layout" svg:width="9.144cm" svg:height="0.962cm" svg:x="2.762cm" svg:y="3.556cm">
          <draw:text-box>
            <text:p>x = 1</text:p>
          </draw:text-box>
        </draw:frame>
        <draw:frame draw:style-name="gr11" draw:text-style-name="P10" draw:layer="layout" svg:width="9.144cm" svg:height="1.673cm" svg:x="3.016cm" svg:y="5.134cm">
          <draw:text-box>
            <text:p>x = 2</text:p>
            <text:p>print(x)</text:p>
          </draw:text-box>
        </draw:frame>
        <draw:frame draw:style-name="gr11" draw:text-style-name="P10" draw:layer="layout" svg:width="9.144cm" svg:height="1.673cm" svg:x="3.524cm" svg:y="10.265cm">
          <draw:text-box>
            <text:p>x = 4</text:p>
            <text:p>print(x)</text:p>
          </draw:text-box>
        </draw:frame>
        <draw:frame draw:style-name="gr10" draw:text-style-name="P10" draw:layer="layout" svg:width="9.144cm" svg:height="0.962cm" svg:x="2.794cm" svg:y="14.432cm">
          <draw:text-box>
            <text:p>print(x)</text:p>
          </draw:text-box>
        </draw:frame>
        <draw:frame draw:style-name="gr10" draw:text-style-name="P10" draw:layer="layout" svg:width="9.144cm" svg:height="0.962cm" svg:x="3.302cm" svg:y="8.69cm">
          <draw:text-box>
            <text:p>x = 3</text:p>
          </draw:text-box>
        </draw:frame>
        <draw:frame draw:style-name="gr10" draw:text-style-name="P10" draw:layer="layout" svg:width="9.144cm" svg:height="0.962cm" svg:x="3.302cm" svg:y="13.208cm">
          <draw:text-box>
            <text:p>print(x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</text:p>
          </draw:text-box>
        </draw:frame>
        <draw:custom-shape draw:style-name="gr6" draw:text-style-name="P9" draw:layer="layout" svg:width="17.272cm" svg:height="12.192cm" svg:x="1.974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9.754cm" svg:y="3.556cm">
          <draw:text-box>
            <text:p><text:span text:style-name="T6">Main program</text:span></text:p>
          </draw:text-box>
        </draw:frame>
        <draw:custom-shape draw:style-name="gr12" draw:text-style-name="P9" draw:layer="layout" svg:width="9.144cm" svg:height="6.858cm" svg:x="2.736cm" svg:y="6.2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35cm" svg:height="3.302cm" svg:x="3.244cm" svg:y="8.80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144cm" svg:height="1.673cm" svg:x="2.736cm" svg:y="3.556cm">
          <draw:text-box>
            <text:p><text:span text:style-name="T7">x</text:span> = 1</text:p>
            <text:p>function2(<text:span text:style-name="T7">x</text:span>)</text:p>
          </draw:text-box>
        </draw:frame>
        <draw:frame draw:style-name="gr13" draw:text-style-name="P10" draw:layer="layout" svg:width="9.144cm" svg:height="2.384cm" svg:x="3.498cm" svg:y="9.165cm">
          <draw:text-box>
            <text:p><text:span text:style-name="T7">def function21(x)</text:span></text:p>
            <text:p><text:span text:style-name="T8"><text:tab/></text:span><text:span text:style-name="T7">x</text:span> = 4</text:p>
            <text:p><text:tab/>print(<text:span text:style-name="T7">x</text:span>)</text:p>
          </draw:text-box>
        </draw:frame>
        <draw:frame draw:style-name="gr10" draw:text-style-name="P10" draw:layer="layout" svg:width="9.144cm" svg:height="0.962cm" svg:x="2.768cm" svg:y="13.332cm">
          <draw:text-box>
            <text:p>print(<text:span text:style-name="T7">x</text:span>)</text:p>
          </draw:text-box>
        </draw:frame>
        <draw:frame draw:style-name="gr14" draw:text-style-name="P10" draw:layer="layout" svg:width="9.144cm" svg:height="1.778cm" svg:x="3.276cm" svg:y="6.774cm">
          <draw:text-box>
            <text:p>def function2(<text:span text:style-name="T7">x</text:span>):</text:p>
            <text:p><text:tab/>print(<text:span text:style-name="T7">x</text:span>)</text:p>
          </draw:text-box>
        </draw:frame>
        <draw:frame draw:style-name="gr10" draw:text-style-name="P10" draw:layer="layout" svg:width="9.144cm" svg:height="0.962cm" svg:x="4.526cm" svg:y="12.162cm">
          <draw:text-box>
            <text:p>print(<text:span text:style-name="T7">x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</text:p>
          </draw:text-box>
        </draw:frame>
        <draw:custom-shape draw:style-name="gr6" draw:text-style-name="P9" draw:layer="layout" svg:width="17.272cm" svg:height="12.192cm" svg:x="1.974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9.754cm" svg:y="3.556cm">
          <draw:text-box>
            <text:p><text:span text:style-name="T6">Main program</text:span></text:p>
          </draw:text-box>
        </draw:frame>
        <draw:custom-shape draw:style-name="gr12" draw:text-style-name="P9" draw:layer="layout" svg:width="9.144cm" svg:height="6.858cm" svg:x="2.736cm" svg:y="6.2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35cm" svg:height="3.302cm" svg:x="3.244cm" svg:y="8.80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144cm" svg:height="1.673cm" svg:x="2.736cm" svg:y="3.556cm">
          <draw:text-box>
            <text:p><text:span text:style-name="T9">x</text:span> = 1</text:p>
            <text:p>function2(<text:span text:style-name="T9">x</text:span>)</text:p>
          </draw:text-box>
        </draw:frame>
        <draw:frame draw:style-name="gr13" draw:text-style-name="P10" draw:layer="layout" svg:width="9.144cm" svg:height="2.384cm" svg:x="3.498cm" svg:y="9.165cm">
          <draw:text-box>
            <text:p><text:span text:style-name="T7">def function21(</text:span><text:span text:style-name="T8">x</text:span><text:span text:style-name="T7">)</text:span></text:p>
            <text:p><text:span text:style-name="T8"><text:tab/></text:span><text:span text:style-name="T8">x</text:span> = 4</text:p>
            <text:p><text:tab/>print(<text:span text:style-name="T8">x</text:span>)</text:p>
          </draw:text-box>
        </draw:frame>
        <draw:frame draw:style-name="gr10" draw:text-style-name="P10" draw:layer="layout" svg:width="9.144cm" svg:height="0.962cm" svg:x="2.768cm" svg:y="13.332cm">
          <draw:text-box>
            <text:p>print(<text:span text:style-name="T9">x</text:span>)</text:p>
          </draw:text-box>
        </draw:frame>
        <draw:frame draw:style-name="gr14" draw:text-style-name="P10" draw:layer="layout" svg:width="9.144cm" svg:height="1.778cm" svg:x="3.276cm" svg:y="6.774cm">
          <draw:text-box>
            <text:p>def function2(<text:span text:style-name="T10">x</text:span>):</text:p>
            <text:p><text:tab/>print(<text:span text:style-name="T10">x</text:span>)</text:p>
          </draw:text-box>
        </draw:frame>
        <draw:frame draw:style-name="gr10" draw:text-style-name="P10" draw:layer="layout" svg:width="9.144cm" svg:height="0.962cm" svg:x="4.526cm" svg:y="12.162cm">
          <draw:text-box>
            <text:p>print(<text:span text:style-name="T10">x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Scope</text:p>
          </draw:text-box>
        </draw:frame>
        <draw:custom-shape draw:style-name="gr6" draw:text-style-name="P9" draw:layer="layout" svg:width="17.272cm" svg:height="12.192cm" svg:x="1.948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9.728cm" svg:y="3.556cm">
          <draw:text-box>
            <text:p><text:span text:style-name="T6">Main program</text:span></text:p>
          </draw:text-box>
        </draw:frame>
        <draw:frame draw:style-name="gr5" draw:text-style-name="P10" draw:layer="layout" svg:width="5.842cm" svg:height="1.195cm" svg:x="12.362cm" svg:y="5.588cm">
          <draw:text-box>
            <text:p><text:span text:style-name="T6">Function 1</text:span></text:p>
          </draw:text-box>
        </draw:frame>
        <draw:custom-shape draw:style-name="gr12" draw:text-style-name="P9" draw:layer="layout" svg:width="9.144cm" svg:height="6.858cm" svg:x="2.71cm" svg:y="6.26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2.362cm" svg:y="8.806cm">
          <draw:text-box>
            <text:p><text:span text:style-name="T6">Function 2</text:span></text:p>
          </draw:text-box>
        </draw:frame>
        <draw:custom-shape draw:style-name="gr9" draw:text-style-name="P9" draw:layer="layout" svg:width="6.35cm" svg:height="3.302cm" svg:x="3.218cm" svg:y="8.80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9.822cm" svg:y="10.151cm">
          <draw:text-box>
            <text:p><text:span text:style-name="T6">Function 2.1</text:span></text:p>
          </draw:text-box>
        </draw:frame>
        <draw:frame draw:style-name="gr11" draw:text-style-name="P10" draw:layer="layout" svg:width="9.144cm" svg:height="1.673cm" svg:x="2.71cm" svg:y="3.556cm">
          <draw:text-box>
            <text:p>x = 1</text:p>
            <text:p>function2(3)</text:p>
          </draw:text-box>
        </draw:frame>
        <draw:frame draw:style-name="gr11" draw:text-style-name="P10" draw:layer="layout" svg:width="9.144cm" svg:height="1.673cm" svg:x="3.472cm" svg:y="9.165cm">
          <draw:text-box>
            <text:p>x = 4</text:p>
            <text:p>print(x)</text:p>
          </draw:text-box>
        </draw:frame>
        <draw:frame draw:style-name="gr10" draw:text-style-name="P10" draw:layer="layout" svg:width="9.144cm" svg:height="0.962cm" svg:x="2.742cm" svg:y="13.332cm">
          <draw:text-box>
            <text:p>print(x)</text:p>
          </draw:text-box>
        </draw:frame>
        <draw:frame draw:style-name="gr14" draw:text-style-name="P10" draw:layer="layout" svg:width="9.144cm" svg:height="1.778cm" svg:x="3.25cm" svg:y="6.774cm">
          <draw:text-box>
            <text:p>def function2(x):</text:p>
            <text:p><text:tab/>print(x)</text:p>
          </draw:text-box>
        </draw:frame>
        <draw:frame draw:style-name="gr10" draw:text-style-name="P10" draw:layer="layout" svg:width="9.144cm" svg:height="0.962cm" svg:x="4.8cm" svg:y="12.162cm">
          <draw:text-box>
            <text:p>print(x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 - Summary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4">Every function is independent</text:span></text:p>
            <text:p><text:span text:style-name="T4">Do NOT use confusing naming schemes</text:span></text:p>
            <text:p><text:span text:style-name="T4">Pick smart variable names when using 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Create 3 functions calculating the ___ of a list of numbers:</text:p>
                <text:list>
                  <text:list-item>
                    <text:p>arithmetic mean</text:p>
                  </text:list-item>
                  <text:list-item>
                    <text:p>geometric mean</text:p>
                  </text:list-item>
                  <text:list-item>
                    <text:p>harmonic mean</text:p>
                  </text:list-item>
                </text:list>
              </text:list-item>
              <text:list-item>
                <text:p>Now write one function that unites them into one and chooses which one to pick using an input parameter. Set a default using: def function(param1, param2=’default’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Advantages of using function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4">Makes code easy to read and understand</text:span></text:p>
            <text:p><text:span text:style-name="T4">Clearly defines components</text:span></text:p>
            <text:p><text:span text:style-name="T4">Functions are isolated, finished sections of code</text:span></text:p>
            <text:p><text:span text:style-name="T4">DRY – Don’t Repeat Yourself</text:span></text:p>
            <text:p><text:span text:style-name="T4">Clearly defined in- and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Refactoring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11">Refactoring:</text:span><text:line-break/>Spinning code off into functions and restructuring</text:p>
            <text:p>Always becomes necessary in larger projects</text:p>
            <text:p>Don’t push it off until the end</text:p>
            <text:p>Keep the original and the refactor for check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Good code</text:p>
          </draw:text-box>
        </draw:frame>
        <draw:frame presentation:style-name="pr10" draw:text-style-name="P12" draw:layer="layout" svg:width="24cm" svg:height="9.135cm" svg:x="2cm" svg:y="4.5cm" presentation:class="outline" presentation:user-transformed="true">
          <draw:text-box>
            <text:p><text:span text:style-name="T4">Good code is …</text:span></text:p>
            <text:list text:style-name="L3">
              <text:list-item>
                <text:p><text:span text:style-name="T4">easily read and understood</text:span></text:p>
              </text:list-item>
              <text:list-item>
                <text:p><text:span text:style-name="T4">structured and logical</text:span></text:p>
              </text:list-item>
              <text:list-item>
                <text:p><text:span text:style-name="T4">concise</text:span></text:p>
              </text:list-item>
              <text:list-item>
                <text:p><text:span text:style-name="T4">easily maintained</text:span></text:p>
              </text:list-item>
              <text:list-item>
                <text:p><text:span text:style-name="T4">well documen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Points to look out for</text:p>
          </draw:text-box>
        </draw:frame>
        <draw:frame draw:style-name="gr15" draw:text-style-name="P10" draw:layer="layout" svg:width="14.986cm" svg:height="7.038cm" svg:x="12.7cm" svg:y="4.572cm">
          <draw:text-box>
            <text:p><text:span text:style-name="T3">def average(list):</text:span></text:p>
            <text:p><text:span text:style-name="T3"><text:tab/></text:span><text:span text:style-name="T3">return (sum(list) / </text:span><text:span text:style-name="T3">len(list))</text:span></text:p>
            <text:p><text:span text:style-name="T3"/></text:p>
            <text:p><text:span text:style-name="T3">list_1 = [element**2 for </text:span><text:span text:style-name="T3">element in list_1]</text:span></text:p>
            <text:p><text:span text:style-name="T3">list_2 = [element**2 for </text:span><text:span text:style-name="T3">element in list_2]</text:span></text:p>
            <text:p/>
            <text:p><text:span text:style-name="T3">avg1 = average(list_1)</text:span></text:p>
            <text:p><text:span text:style-name="T3">avg2 = average(list_2)</text:span></text:p>
          </draw:text-box>
        </draw:frame>
        <draw:frame draw:style-name="gr16" draw:text-style-name="P10" draw:layer="layout" svg:width="12.7cm" svg:height="2.254cm" svg:x="0.254cm" svg:y="7.144cm">
          <draw:text-box>
            <text:p><text:span text:style-name="T3">a1 = sum([l**2 for l in </text:span><text:span text:style-name="T3">l1]) / len(l1)</text:span></text:p>
            <text:p><text:span text:style-name="T3">a2 = sum([l**2 for l in </text:span><text:span text:style-name="T3">l2]) / len(l2)</text:span></text:p>
          </draw:text-box>
        </draw:frame>
        <draw:line draw:style-name="gr17" draw:text-style-name="P9" draw:layer="layout" svg:x1="10.414cm" svg:y1="5.588cm" svg:x2="12.7cm" svg:y2="5.588cm">
          <text:p/>
        </draw:line>
        <draw:line draw:style-name="gr17" draw:text-style-name="P9" draw:layer="layout" svg:x1="10.414cm" svg:y1="10.668cm" svg:x2="12.7cm" svg:y2="10.668cm">
          <text:p/>
        </draw:line>
        <draw:line draw:style-name="gr17" draw:text-style-name="P9" draw:layer="layout" svg:x1="21.336cm" svg:y1="9.906cm" svg:x2="18.891cm" svg:y2="9.08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What makes code structured?</text:p>
          </draw:text-box>
        </draw:frame>
        <draw:frame presentation:style-name="pr8" draw:text-style-name="P1" draw:layer="layout" svg:width="24cm" svg:height="9.135cm" svg:x="2cm" svg:y="4.5cm" presentation:class="outline">
          <draw:text-box>
            <text:p><text:span text:style-name="T2">DRY: Don’t repeat yourself</text:span></text:p>
            <text:p>Instead of repeating code, make it a function</text:p>
            <text:p>Refactor!</text:p>
            <text:p><text:span text:style-name="T2">Many short functions are better than few large</text:span></text:p>
            <text:p><text:span text:style-name="T2">Visibly structure code</text:span></text:p>
            <text:p>Write blocks doing similar th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Disclaimer: “Real” code</text:p>
          </draw:text-box>
        </draw:frame>
        <draw:frame presentation:style-name="pr8" draw:text-style-name="P13" draw:layer="layout" svg:width="24cm" svg:height="9.135cm" svg:x="2cm" svg:y="4.5cm" presentation:class="outline" presentation:user-transformed="true">
          <draw:text-box>
            <text:p><text:span text:style-name="T12">Often it’s difficult to know if code will be reused</text:span></text:p>
            <text:p><text:span text:style-name="T12">Quick and dirty code often turns important</text:span></text:p>
            <text:p><text:span text:style-name="T12">Be ready to rewrite stuff when it becomes necesary</text:span></text:p>
            <text:p><text:span text:style-name="T12">Every scientific coder struggles with th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What makes maintenance easy?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13">Scenario:</text:span><text:span text:style-name="T2"><text:line-break/></text:span><text:span text:style-name="T2">You return to your code in n Years / at the end of your thesis / at the end of your PhD. You know you have to change one aspect. How long does it tak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What makes maintenance easy?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 text:style-name="P14"><text:span text:style-name="T2">Hardcoding: </text:span></text:p>
            <text:p text:style-name="P14"><text:span text:style-name="T14">Code that works for one specific scenario only</text:span></text:p>
            <text:p text:style-name="P14"><text:span text:style-name="T14">Limit it to a minimum</text:span></text:p>
            <text:p text:style-name="P14"><text:span text:style-name="T14">If you have to: Collect it all, prominently, in one poi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Documentation</text:p>
          </draw:text-box>
        </draw:frame>
        <draw:frame presentation:style-name="pr11" draw:text-style-name="P15" draw:layer="layout" svg:width="24cm" svg:height="9.135cm" svg:x="2cm" svg:y="4.5cm" presentation:class="outline" presentation:user-transformed="true">
          <draw:text-box>
            <text:p text:style-name="P14"><text:span text:style-name="T15">Explains what your code does</text:span></text:p>
            <text:p>Helps other people <text:span text:style-name="T11">and you</text:span></text:p>
            <text:p/>
            <text:list text:style-name="L3">
              <text:list-item>
                <text:p>Write a Readme file</text:p>
              </text:list-item>
              <text:list-item>
                <text:p>Explain script shortly at the start</text:p>
              </text:list-item>
              <text:list-item>
                <text:p>Explain every function</text:p>
              </text:list-item>
              <text:list-item>
                <text:p>Comment difficult s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Docstring</text:p>
          </draw:text-box>
        </draw:frame>
        <draw:frame presentation:style-name="pr8" draw:text-style-name="P16" draw:layer="layout" svg:width="24cm" svg:height="9.135cm" svg:x="2cm" svg:y="4.5cm" presentation:class="outline" presentation:user-transformed="true">
          <draw:text-box>
            <text:p><text:span text:style-name="T2">Text in triple quotes at start of Function or script</text:span></text:p>
            <text:p><text:span text:style-name="T2">Explains what the function does</text:span></text:p>
            <text:p><text:span text:style-name="T2">Names and explains all inputs</text:span></text:p>
            <text:p><text:span text:style-name="T2">Names and explains all outputs</text:span></text:p>
          </draw:text-box>
        </draw:frame>
        <draw:frame draw:style-name="gr18" draw:text-style-name="P17" draw:layer="layout" svg:width="10.16cm" svg:height="1.826cm" svg:x="2.032cm" svg:y="3.81cm">
          <draw:text-box>
            <text:p><text:span text:style-name="T16">“””</text:span></text:p>
          </draw:text-box>
        </draw:frame>
        <draw:frame draw:style-name="gr18" draw:text-style-name="P17" draw:layer="layout" svg:width="10.16cm" svg:height="1.826cm" svg:x="2cm" svg:y="12.652cm">
          <draw:text-box>
            <text:p><text:span text:style-name="T16">“”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Docstring</text:p>
          </draw:text-box>
        </draw:frame>
        <draw:frame presentation:style-name="pr10" draw:text-style-name="P18" draw:layer="layout" svg:width="24cm" svg:height="9.135cm" svg:x="2cm" svg:y="4.5cm" presentation:class="outline" presentation:user-transformed="true">
          <draw:text-box>
            <text:p><text:span text:style-name="T17">def average(number_list):</text:span></text:p>
            <text:p><text:span text:style-name="T17"><text:s text:c="5"/>“””</text:span></text:p>
            <text:p><text:span text:style-name="T17"><text:s text:c="5"/></text:span><text:span text:style-name="T17">Returns the arithmetic average of a list of numbers.</text:span></text:p>
            <text:p><text:span text:style-name="T17"><text:s text:c="5"/></text:span><text:span text:style-name="T17">:param number_list: A list of integers or floats.</text:span></text:p>
            <text:p><text:span text:style-name="T17"><text:s text:c="5"/></text:span><text:span text:style-name="T17">:return: Average of the list of numbers. Integer or float.</text:span></text:p>
            <text:p><text:span text:style-name="T17"><text:s text:c="5"/>“””</text:span></text:p>
            <text:p><text:span text:style-name="T17"><text:s text:c="5"/></text:span><text:span text:style-name="T17">total = sum(number_list)</text:span></text:p>
            <text:p><text:span text:style-name="T17"><text:s text:c="5"/></text:span><text:span text:style-name="T17">length = len(number_list)</text:span></text:p>
            <text:p><text:span text:style-name="T17"><text:s text:c="5"/></text:span><text:span text:style-name="T17">return (total / lengt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Mini-project</text:p>
          </draw:text-box>
        </draw:frame>
        <draw:frame presentation:style-name="pr8" draw:text-style-name="P1" draw:layer="layout" svg:width="24cm" svg:height="9.135cm" svg:x="2cm" svg:y="4.5cm" presentation:class="outline">
          <draw:text-box>
            <text:list text:style-name="L3">
              <text:list-item>
                <text:p>Professional and extended FizzBuzz</text:p>
                <text:p>You’ve created <text:span text:style-name="T18">FizzBuzz </text:span><text:span text:style-name="T19">(FB)</text:span>. But what if you want <text:span text:style-name="T18">FizzBuzzCrackle</text:span>, or ShooZoom<text:span text:style-name="T18">WhackPshht</text:span> ?<text:line-break/>Write an FB clone that takes Numbers as Inputs and behaves like Fizzbuzz, replacing numbers by the sounds they’re divisible by. For example, an Input of 2: “Whack”, 3: “Zip” 4: “Yow” would print 24 as “WhackZipYow”. The number range can be picked freel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How to solve a coding problem: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Really understand the problem!</text:p>
              </text:list-item>
              <text:list-item>
                <text:p>Take it apart into small (!) components</text:p>
              </text:list-item>
              <text:list-item>
                <text:p>For each component, ask yourself:</text:p>
                <text:list>
                  <text:list-item>
                    <text:p>What structures would work for that component?</text:p>
                  </text:list-item>
                  <text:list-item>
                    <text:p>What kind of decisions do I have to make?<text:line-break/>What kind of path does my code have to tak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tep 1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Explain the problem to your seat neighbor in simple terms. </text:p>
              </text:list-item>
              <text:list-item>
                <text:p>What kind of Inputs do I get?</text:p>
              </text:list-item>
              <text:list-item>
                <text:p>What kind of Outputs do I want?</text:p>
              </text:list-item>
              <text:list-item>
                <text:p>Do NOT discuss how to get there yet. 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Discussion</text:p>
          </draw:text-box>
        </draw:frame>
        <draw:frame presentation:style-name="pr8" draw:text-style-name="P1" draw:layer="layout" svg:width="24cm" svg:height="9.135cm" svg:x="2.1cm" svg:y="2.7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put: Most sensibly a dictionary of {Integer: “String”}, also possibly a list of tuples or something similar. Also a range of numbers.</text:p>
              </text:list-item>
              <text:list-item>
                <text:p>Output: Print strings to the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tep 2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What tasks can my problem be divided into?</text:p>
              </text:list-item>
              <text:list-item>
                <text:p>Make your own division into subtasks first.</text:p>
              </text:list-item>
              <text:list-item>
                <text:p>Then discuss with your neighbor and the rest.</text:p>
              </text:list-item>
              <text:list-item>
                <text:p>When you have your results, write them down as <text:span text:style-name="T18">Pseudocod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Pseudocode</text:p>
          </draw:text-box>
        </draw:frame>
        <draw:frame presentation:style-name="pr10" draw:text-style-name="P18" draw:layer="layout" svg:width="24cm" svg:height="9.135cm" svg:x="2cm" svg:y="4.5cm" presentation:class="outline" presentation:user-transformed="true">
          <draw:text-box>
            <text:p><text:span text:style-name="T17">Simple instructions of what your code needs to do</text:span></text:p>
            <text:p><text:span text:style-name="T17">In plain everyday language</text:span></text:p>
            <text:p><text:span text:style-name="T17">Has a </text:span><text:span text:style-name="T20">coding</text:span><text:span text:style-name="T17"> </text:span><text:span text:style-name="T20">sound</text:span><text:span text:style-name="T17"> to it</text:span></text:p>
            <text:p/>
            <text:p><text:span text:style-name="T17">Give students coding task</text:span></text:p>
            <text:p><text:span text:style-name="T17">For each student:</text:span></text:p>
            <text:p><text:span text:style-name="T17"><text:s text:c="5"/></text:span><text:span text:style-name="T17">Look at their code</text:span></text:p>
            <text:p><text:span text:style-name="T17"><text:s text:c="5"/></text:span><text:span text:style-name="T17">Tell them they’re doing well</text:span></text:p>
            <text:p><text:span text:style-name="T17"><text:s text:c="5"/></text:span><text:span text:style-name="T17">Make constructive sugg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Subtask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list text:style-name="L3">
              <text:list-item>
                <text:p>Bring the Input into a form we can use it.</text:p>
              </text:list-item>
              <text:list-item>
                <text:p>Go over the number range, for each number</text:p>
                <text:list>
                  <text:list-item>
                    <text:p><text:span text:style-name="T10">Check divisibilities</text:span></text:p>
                  </text:list-item>
                  <text:list-item>
                    <text:p><text:span text:style-name="T10">Make string</text:span></text:p>
                  </text:list-item>
                  <text:list-item>
                    <text:p>Print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Subtask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list text:style-name="L3">
              <text:list-item>
                <text:p text:style-name="P14"><text:span text:style-name="T21">Bring the Input into a form we can use it.</text:span></text:p>
              </text:list-item>
              <text:list-item>
                <text:p text:style-name="P14"><text:span text:style-name="T21">Go over the number range, for each number in range (NIR)</text:span></text:p>
                <text:list>
                  <text:list-item>
                    <text:p text:style-name="P19"><text:span text:style-name="T22">For each sound-number pair:</text:span></text:p>
                    <text:list>
                      <text:list-item>
                        <text:p><text:span text:style-name="T10">Check if NIR is divisible by number in pair (NIP)</text:span></text:p>
                      </text:list-item>
                      <text:list-item>
                        <text:p><text:span text:style-name="T10">If NIR is divisible by NIP: add sound to string</text:span></text:p>
                      </text:list-item>
                    </text:list>
                  </text:list-item>
                  <text:list-item>
                    <text:p text:style-name="P19"><text:span text:style-name="T22">Make string</text:span></text:p>
                  </text:list-item>
                  <text:list-item>
                    <text:p text:style-name="P19"><text:span text:style-name="T21">Print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Subtasks</text:p>
          </draw:text-box>
        </draw:frame>
        <draw:frame presentation:style-name="pr10" draw:text-style-name="P1" draw:layer="layout" svg:width="24cm" svg:height="9.135cm" svg:x="2cm" svg:y="3.565cm" presentation:class="outline" presentation:user-transformed="true">
          <draw:text-box>
            <text:list text:style-name="L3">
              <text:list-item>
                <text:p text:style-name="P14"><text:span text:style-name="T21">Bring the Input into a form we can use it.</text:span></text:p>
              </text:list-item>
              <text:list-item>
                <text:p text:style-name="P14"><text:span text:style-name="T21">Go over the number range, for each number in range (NIR)</text:span></text:p>
                <text:list>
                  <text:list-item>
                    <text:p text:style-name="P19"><text:span text:style-name="T22">Make an empty string</text:span></text:p>
                  </text:list-item>
                  <text:list-item>
                    <text:p text:style-name="P19"><text:span text:style-name="T22">For each sound-number pair:</text:span></text:p>
                    <text:list>
                      <text:list-item>
                        <text:p><text:span text:style-name="T10">If NIR is divisible by number in pair (NIP)</text:span></text:p>
                        <text:list>
                          <text:list-item>
                            <text:p><text:span text:style-name="T10">add sound to string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9"><text:span text:style-name="T22">If the string is empty:</text:span></text:p>
                    <text:list>
                      <text:list-item>
                        <text:p><text:span text:style-name="T10">Print the number</text:span></text:p>
                      </text:list-item>
                    </text:list>
                  </text:list-item>
                  <text:list-item>
                    <text:p text:style-name="P19"><text:span text:style-name="T22">Else:</text:span></text:p>
                    <text:list>
                      <text:list-item>
                        <text:p><text:span text:style-name="T10">Print the st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Go forth and code!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nd don’t forget to document and comment.</text:p>
              </text:list-item>
              <text:list-item>
                <text:p>Think about which aspects may be functions and spin them out.</text:p>
              </text:list-item>
              <text:list-item>
                <text:p>But don’t worry too much. For now, just code and get things work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Make it high quality!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Find problematic spots in your code</text:p>
              </text:list-item>
              <text:list-item>
                <text:p>Make it <text:span text:style-name="T18">good code</text:span></text:p>
              </text:list-item>
              <text:list-item>
                <text:p><text:span text:style-name="T19">After 5 minutes: Present your code to your neighbor.</text:span><text:span text:style-name="T19"><text:line-break/></text:span><text:span text:style-name="T19">Explain your reasons for doing things the way you did th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rrors - not just an annoyance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2">Errors point out where you’re wrong</text:span></text:p>
            <text:p><text:span text:style-name="T2">Sometimes you can expect errors:</text:span><text:line-break/><text:span text:style-name="T14">Wrong input</text:span><text:span text:style-name="T14"><text:line-break/></text:span><text:span text:style-name="T14">Missing data</text:span><text:span text:style-name="T14"><text:line-break/></text:span><text:span text:style-name="T14">…</text:span></text:p>
            <text:p><text:span text:style-name="T2">Handling Errors can be cruc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Try - Except</text:p>
          </draw:text-box>
        </draw:frame>
        <draw:frame presentation:style-name="pr10" draw:text-style-name="P12" draw:layer="layout" svg:width="24cm" svg:height="9.135cm" svg:x="2cm" svg:y="4.5cm" presentation:class="outline" presentation:user-transformed="true">
          <draw:text-box>
            <text:p><text:span text:style-name="T4">Attempts to execute code under try</text:span></text:p>
            <text:p><text:span text:style-name="T4">If </text:span><text:span text:style-name="T23">try</text:span><text:span text:style-name="T4"> code crashes, executes </text:span><text:span text:style-name="T23">except</text:span><text:span text:style-name="T4"> code</text:span></text:p>
            <text:p><text:span text:style-name="T4">Needs specification of Error type</text:span></text:p>
          </draw:text-box>
        </draw:frame>
        <draw:frame draw:style-name="gr19" draw:text-style-name="P10" draw:layer="layout" svg:width="13.97cm" svg:height="5.228cm" svg:x="0.762cm" svg:y="9.25cm">
          <draw:text-box>
            <text:p>def average(number_list):</text:p>
            <text:p><text:s text:c="5"/>total = 0</text:p>
            <text:p><text:s text:c="5"/>for number in number_list:</text:p>
            <text:p><text:s text:c="10"/>try:</text:p>
            <text:p><text:span text:style-name="T24"><text:s text:c="10"/></text:span><text:s text:c="5"/>total += number</text:p>
            <text:p><text:span text:style-name="T24"><text:s text:c="5"/></text:span><text:s text:c="5"/>except TypeError:</text:p>
            <text:p><text:span text:style-name="T24"><text:s text:c="10"/></text:span><text:s text:c="5"/>print(‘Element is not a number’)</text:p>
          </draw:text-box>
        </draw:frame>
        <draw:frame draw:style-name="gr20" draw:text-style-name="P10" draw:layer="layout" svg:width="13.426cm" svg:height="4.517cm" svg:x="13.498cm" svg:y="9.118cm">
          <draw:text-box>
            <text:p>while True:</text:p>
            <text:p><text:s text:c="5"/>try:</text:p>
            <text:p><text:span text:style-name="T24"><text:s text:c="5"/></text:span><text:s text:c="5"/>x = int(input("Please enter a number: "))</text:p>
            <text:p><text:span text:style-name="T24"><text:s text:c="5"/></text:span><text:s text:c="5"/>break</text:p>
            <text:p><text:s text:c="5"/>except ValueError:</text:p>
            <text:p><text:span text:style-name="T24"><text:s text:c="5"/></text:span><text:s text:c="5"/>print("Not a valid number. <text:s/>Try again...")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rror types</text:p>
          </draw:text-box>
        </draw:frame>
        <draw:frame presentation:style-name="pr10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SyntaxError</text:p>
              </text:list-item>
              <text:list-item>
                <text:p>IndexError</text:p>
              </text:list-item>
              <text:list-item>
                <text:p>KeyError</text:p>
              </text:list-item>
              <text:list-item>
                <text:p>TypeError</text:p>
              </text:list-item>
              <text:list-item>
                <text:p>ValueError</text:p>
              </text:list-item>
              <text:list-item>
                <text:p>NameError</text:p>
              </text:list-item>
              <text:list-item>
                <text:p>ZeroDivisionError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 - Errors</text:p>
          </draw:text-box>
        </draw:frame>
        <draw:frame presentation:style-name="pr10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Write a function that transcribes DNA into RNA.</text:p>
              </text:list-item>
              <text:list-item>
                <text:p>Think about what problems could occur when someone uses the function.</text:p>
              </text:list-item>
              <text:list-item>
                <text:p>Write some problematic inputs for the function. Basically try to wreck your own code as much as possible.</text:p>
              </text:list-item>
              <text:list-item>
                <text:p>Try to account for your problematic inputs.</text:p>
              </text:list-item>
              <text:list-item>
                <text:p>Discuss problems and solutions with your neighbor.</text:p>
              </text:list-item>
              <text:list-item>
                <text:p>Have your neighbor design problematic inputs for your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Throwing Error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2">It can be useful to purposely throw errors</text:span></text:p>
            <text:p>Crashes make mistakes obvious</text:p>
            <text:p>Don’t let code run to produce wrong 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40</text:page-number></text:span><text:span text:style-name="MT2"><text:s/>/ </text:span><text:span text:style-name="MT2"><text:page-count>40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40</text:page-number></text:span><text:span text:style-name="MT2"><text:s/>/ </text:span><text:span text:style-name="MT2"><text:page-count>40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8T16:20:33.656677271</meta:creation-date>
    <meta:editing-duration>PT9H56M37S</meta:editing-duration>
    <meta:editing-cycles>69</meta:editing-cycles>
    <meta:generator>LibreOffice/6.4.7.2$Linux_X86_64 LibreOffice_project/40$Build-2</meta:generator>
    <dc:title>Impress</dc:title>
    <dc:date>2022-03-02T15:06:45.526513082</dc:date>
    <dc:creator>Yin Hsieh</dc:creator>
    <meta:document-statistic meta:object-count="247"/>
    <meta:template xlink:type="simple" xlink:actuate="onRequest" xlink:title="Impress" xlink:href="../../../../../../../usr/lib/libreoffice/share/template/common/presnt/Impress.otp" meta:date="2020-02-18T16:20:33.150920887"/>
  </office:meta>
</office:document-meta>
</file>